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86b" officeooo:paragraph-rsid="0003486b"/>
    </style:style>
    <style:style style:name="P2" style:family="paragraph" style:parent-style-name="Standard">
      <style:text-properties officeooo:rsid="00077006" officeooo:paragraph-rsid="00077006"/>
    </style:style>
    <style:style style:name="P3" style:family="paragraph" style:parent-style-name="Standard">
      <style:text-properties officeooo:rsid="0008d035" officeooo:paragraph-rsid="0008d035"/>
    </style:style>
    <style:style style:name="P4" style:family="paragraph" style:parent-style-name="Standard">
      <style:text-properties officeooo:rsid="00096f68" officeooo:paragraph-rsid="00099897"/>
    </style:style>
    <style:style style:name="P5" style:family="paragraph" style:parent-style-name="Standard">
      <style:text-properties officeooo:rsid="00099897" officeooo:paragraph-rsid="000ae4f1"/>
    </style:style>
    <style:style style:name="P6" style:family="paragraph" style:parent-style-name="Standard">
      <style:text-properties officeooo:rsid="000ae4f1" officeooo:paragraph-rsid="000ae4f1"/>
    </style:style>
    <style:style style:name="P7" style:family="paragraph" style:parent-style-name="Standard">
      <style:text-properties officeooo:paragraph-rsid="000e5556"/>
    </style:style>
    <style:style style:name="P8" style:family="paragraph" style:parent-style-name="Standard">
      <style:text-properties officeooo:rsid="000fc5a1" officeooo:paragraph-rsid="000fc5a1"/>
    </style:style>
    <style:style style:name="P9" style:family="paragraph" style:parent-style-name="Standard">
      <style:text-properties officeooo:paragraph-rsid="00116148"/>
    </style:style>
    <style:style style:name="T1" style:family="text">
      <style:text-properties officeooo:rsid="0003486b"/>
    </style:style>
    <style:style style:name="T2" style:family="text">
      <style:text-properties officeooo:rsid="000597bb"/>
    </style:style>
    <style:style style:name="T3" style:family="text">
      <style:text-properties officeooo:rsid="00077006"/>
    </style:style>
    <style:style style:name="T4" style:family="text">
      <style:text-properties officeooo:rsid="0008d035"/>
    </style:style>
    <style:style style:name="T5" style:family="text">
      <style:text-properties officeooo:rsid="000e5556"/>
    </style:style>
    <style:style style:name="T6" style:family="text">
      <style:text-properties officeooo:rsid="001161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Gmail </text:span>Username: neculac757@gmail.com</text:p>
      <text:p text:style-name="Standard"><text:span text:style-name="T4">gmail </text:span><text:span text:style-name="T1">password: </text:span><text:a xlink:type="simple" xlink:href="mailto:NeCuLaC@757" text:style-name="Internet_20_link" text:visited-style-name="Visited_20_Internet_20_Link"><text:span text:style-name="T2">NeCuLaC@757</text:span></text:a></text:p>
      <text:p text:style-name="Standard"/>
      <text:p text:style-name="P3">heroku username: gmail username</text:p>
      <text:p text:style-name="P2">heroku password: kvPN2-[hi?g!mdM</text:p>
      <text:p text:style-name="P2"/>
      <text:p text:style-name="P4">python anywhere username: <text:s/><text:span text:style-name="T1">neculac757</text:span></text:p>
      <text:p text:style-name="P5">password: <text:span text:style-name="T3">kvPN2-[hi?g!mdM</text:span></text:p>
      <text:p text:style-name="P5"/>
      <text:p text:style-name="P6">github username: <text:span text:style-name="T1">neculac757</text:span></text:p>
      <text:p text:style-name="P6">password: <text:span text:style-name="T3">kvPN2-[hi?g!mdM</text:span></text:p>
      <text:p text:style-name="P6"/>
      <text:p text:style-name="P6"/>
      <text:p text:style-name="P7"><text:span text:style-name="T5">dialog flow url: </text:span><text:a xlink:type="simple" xlink:href="https://dialogflow.cloud.google.com/?authuser=2#/agent/mat-bot-unbftl/editEntity/3469070e-fe4e-4a61-8750-32a061702910" text:style-name="Internet_20_link" text:visited-style-name="Visited_20_Internet_20_Link">https://dialogflow.cloud.google.com/?authuser=2#/agent/mat-bot-unbftl/editEntity/3469070e-fe4e-4a61-8750-32a061702910</text:a></text:p>
      <text:p text:style-name="P7"/>
      <text:p text:style-name="P8">ng rok token: 1dez7h4w2T0cIUPUtf3Fq6UMAjB_ySzqVbn5FqUwgVNYzufC</text:p>
      <text:p text:style-name="P8"/>
      <text:p text:style-name="P9"><text:span text:style-name="T6">flask help </text:span><text:a xlink:type="simple" xlink:href="https://www.youtube.com/watch?v=t8yvTGqzcTo" text:style-name="Internet_20_link" text:visited-style-name="Visited_20_Internet_20_Link">https://www.youtube.com/watch?v=t8yvTGqzcTo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3T20:06:59.588466009</meta:creation-date>
    <dc:date>2020-06-25T17:23:31.605350516</dc:date>
    <meta:editing-duration>PT4H28M25S</meta:editing-duration>
    <meta:editing-cycles>13</meta:editing-cycles>
    <meta:generator>LibreOffice/6.4.2.2$Linux_X86_64 LibreOffice_project/40$Build-2</meta:generator>
    <meta:document-statistic meta:table-count="0" meta:image-count="0" meta:object-count="0" meta:page-count="1" meta:paragraph-count="11" meta:word-count="35" meta:character-count="490" meta:non-whitespace-character-count="465"/>
  </office:meta>
</office:document-meta>
</file>